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2253" calcext:value-type="float">
            <text:p>142253</text:p>
          </table:table-cell>
          <table:table-cell office:value-type="float" office:value="1.545696974" calcext:value-type="float">
            <text:p>1,545696974</text:p>
          </table:table-cell>
          <table:table-cell office:value-type="float" office:value="0.4784300625" calcext:value-type="float">
            <text:p>0,4784300625</text:p>
          </table:table-cell>
          <table:table-cell office:value-type="float" office:value="0.006681084633" calcext:value-type="float">
            <text:p>0,0066810846</text:p>
          </table:table-cell>
          <table:table-cell office:value-type="float" office:value="0.0003610430867" calcext:value-type="float">
            <text:p>0,00036104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6179" calcext:value-type="float">
            <text:p>146179</text:p>
          </table:table-cell>
          <table:table-cell office:value-type="float" office:value="1.351134777" calcext:value-type="float">
            <text:p>1,351134777</text:p>
          </table:table-cell>
          <table:table-cell office:value-type="float" office:value="0.5183234215" calcext:value-type="float">
            <text:p>0,5183234215</text:p>
          </table:table-cell>
          <table:table-cell office:value-type="float" office:value="0.001106140786" calcext:value-type="float">
            <text:p>0,0011061408</text:p>
          </table:table-cell>
          <table:table-cell table:style-name="ce1" office:value-type="float" office:value="0.00004174116475" calcext:value-type="float">
            <text:p>4,1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47319" calcext:value-type="float">
            <text:p>147319</text:p>
          </table:table-cell>
          <table:table-cell office:value-type="float" office:value="1.224970341" calcext:value-type="float">
            <text:p>1,224970341</text:p>
          </table:table-cell>
          <table:table-cell office:value-type="float" office:value="0.5791409612" calcext:value-type="float">
            <text:p>0,5791409612</text:p>
          </table:table-cell>
          <table:table-cell office:value-type="float" office:value="0.0006488687941" calcext:value-type="float">
            <text:p>0,0006488688</text:p>
          </table:table-cell>
          <table:table-cell table:style-name="ce1" office:value-type="float" office:value="0.00001035428886" calcext:value-type="float">
            <text:p>1,0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48006" calcext:value-type="float">
            <text:p>148006</text:p>
          </table:table-cell>
          <table:table-cell office:value-type="float" office:value="1.317086697" calcext:value-type="float">
            <text:p>1,317086697</text:p>
          </table:table-cell>
          <table:table-cell office:value-type="float" office:value="0.5938266516" calcext:value-type="float">
            <text:p>0,5938266516</text:p>
          </table:table-cell>
          <table:table-cell office:value-type="float" office:value="0.00062527915" calcext:value-type="float">
            <text:p>0,0006252792</text:p>
          </table:table-cell>
          <table:table-cell table:style-name="ce1" office:value-type="float" office:value="0.000003435599638" calcext:value-type="float">
            <text:p>3,44E-006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8681" calcext:value-type="float">
            <text:p>148681</text:p>
          </table:table-cell>
          <table:table-cell office:value-type="float" office:value="1.303496838" calcext:value-type="float">
            <text:p>1,303496838</text:p>
          </table:table-cell>
          <table:table-cell office:value-type="float" office:value="0.5583264232" calcext:value-type="float">
            <text:p>0,5583264232</text:p>
          </table:table-cell>
          <table:table-cell office:value-type="float" office:value="0.0004549123696" calcext:value-type="float">
            <text:p>0,0004549124</text:p>
          </table:table-cell>
          <table:table-cell table:style-name="ce1" office:value-type="float" office:value="0.00001368157518" calcext:value-type="float">
            <text:p>1,37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49233" calcext:value-type="float">
            <text:p>149233</text:p>
          </table:table-cell>
          <table:table-cell office:value-type="float" office:value="1.454508543" calcext:value-type="float">
            <text:p>1,454508543</text:p>
          </table:table-cell>
          <table:table-cell office:value-type="float" office:value="0.4175464511" calcext:value-type="float">
            <text:p>0,4175464511</text:p>
          </table:table-cell>
          <table:table-cell office:value-type="float" office:value="0.0003680617665" calcext:value-type="float">
            <text:p>0,0003680618</text:p>
          </table:table-cell>
          <table:table-cell table:style-name="ce1" office:value-type="float" office:value="0.00001363191768" calcext:value-type="float">
            <text:p>1,36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49679" calcext:value-type="float">
            <text:p>149679</text:p>
          </table:table-cell>
          <table:table-cell office:value-type="float" office:value="1.834355474" calcext:value-type="float">
            <text:p>1,834355474</text:p>
          </table:table-cell>
          <table:table-cell office:value-type="float" office:value="0.3742823303" calcext:value-type="float">
            <text:p>0,3742823303</text:p>
          </table:table-cell>
          <table:table-cell office:value-type="float" office:value="0.0002990349312" calcext:value-type="float">
            <text:p>0,0002990349</text:p>
          </table:table-cell>
          <table:table-cell table:style-name="ce1" office:value-type="float" office:value="0.00002718499309" calcext:value-type="float">
            <text:p>2,72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0124" calcext:value-type="float">
            <text:p>150124</text:p>
          </table:table-cell>
          <table:table-cell office:value-type="float" office:value="1.323551893" calcext:value-type="float">
            <text:p>1,323551893</text:p>
          </table:table-cell>
          <table:table-cell office:value-type="float" office:value="0.5372388959" calcext:value-type="float">
            <text:p>0,5372388959</text:p>
          </table:table-cell>
          <table:table-cell office:value-type="float" office:value="0.0002609117073" calcext:value-type="float">
            <text:p>0,0002609117</text:p>
          </table:table-cell>
          <table:table-cell table:style-name="ce1" office:value-type="float" office:value="0.000006776927421" calcext:value-type="float">
            <text:p>6,78E-006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50474" calcext:value-type="float">
            <text:p>150474</text:p>
          </table:table-cell>
          <table:table-cell office:value-type="float" office:value="1.335161328" calcext:value-type="float">
            <text:p>1,335161328</text:p>
          </table:table-cell>
          <table:table-cell office:value-type="float" office:value="0.4428528547" calcext:value-type="float">
            <text:p>0,4428528547</text:p>
          </table:table-cell>
          <table:table-cell office:value-type="float" office:value="0.0003076548455" calcext:value-type="float">
            <text:p>0,0003076548</text:p>
          </table:table-cell>
          <table:table-cell table:style-name="ce1" office:value-type="float" office:value="0.00001352329036" calcext:value-type="float">
            <text:p>1,35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50904" calcext:value-type="float">
            <text:p>150904</text:p>
          </table:table-cell>
          <table:table-cell office:value-type="float" office:value="1.245646477" calcext:value-type="float">
            <text:p>1,245646477</text:p>
          </table:table-cell>
          <table:table-cell office:value-type="float" office:value="0.5501711965" calcext:value-type="float">
            <text:p>0,5501711965</text:p>
          </table:table-cell>
          <table:table-cell office:value-type="float" office:value="0.0002899596293" calcext:value-type="float">
            <text:p>0,0002899596</text:p>
          </table:table-cell>
          <table:table-cell table:style-name="ce1" office:value-type="float" office:value="0.00001011487166" calcext:value-type="float">
            <text:p>1,01E-005</text:p>
          </table:table-cell>
        </table:table-row>
        <table:table-row table:style-name="ro2">
          <table:table-cell table:number-columns-repeated="2"/>
          <table:table-cell table:formula="of:=AVERAGE([.C2:.C11])" office:value-type="float" office:value="1.3935609342" calcext:value-type="float">
            <text:p>1,3935609342</text:p>
          </table:table-cell>
          <table:table-cell table:formula="of:=AVERAGE([.D2:.D11])" office:value-type="float" office:value="0.50501392485" calcext:value-type="float">
            <text:p>0,5050139249</text:p>
          </table:table-cell>
          <table:table-cell table:formula="of:=AVERAGE([.E2:.E11])" office:value-type="float" office:value="0.00110419086125" calcext:value-type="float">
            <text:p>0,0011041909</text:p>
          </table:table-cell>
          <table:table-cell table:formula="of:=AVERAGE([.F2:.F11])" office:value-type="float" office:value="0.0000501487715339" calcext:value-type="float">
            <text:p>5,01487715339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4T10:52:59.438093250</dc:date>
    <meta:document-statistic meta:table-count="1" meta:cell-count="70" meta:object-count="0"/>
    <meta:generator>LibreOffice/4.1.4.2$Linux_X86_64 LibreOffice_project/410m0$Build-2</meta:generator>
  </office:meta>
</office:document-meta>
</file>